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2a961" officeooo:paragraph-rsid="0002a961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048579" officeooo:paragraph-rsid="00048579"/>
    </style:style>
    <style:style style:name="P3" style:family="paragraph" style:parent-style-name="Text_20_body" style:list-style-name="L1">
      <style:paragraph-properties fo:line-height="100%"/>
      <style:text-properties style:font-name="Arial" officeooo:rsid="00528406" officeooo:paragraph-rsid="000a1236"/>
    </style:style>
    <style:style style:name="P4" style:family="paragraph" style:parent-style-name="Standard" style:list-style-name="L1">
      <style:text-properties style:font-name="Arial" officeooo:rsid="0002a961" officeooo:paragraph-rsid="0002a961"/>
    </style:style>
    <style:style style:name="P5" style:family="paragraph" style:parent-style-name="Standard" style:list-style-name="L1">
      <style:text-properties style:font-name="Arial" officeooo:rsid="0002a961" officeooo:paragraph-rsid="00080e0d"/>
    </style:style>
    <style:style style:name="P6" style:family="paragraph" style:parent-style-name="Standard" style:list-style-name="L2">
      <style:text-properties style:font-name="Arial" officeooo:rsid="0002a961" officeooo:paragraph-rsid="0002a961"/>
    </style:style>
    <style:style style:name="P7" style:family="paragraph" style:parent-style-name="Standard" style:list-style-name="L3">
      <style:text-properties style:font-name="Arial" officeooo:rsid="0002a961" officeooo:paragraph-rsid="0002a961"/>
    </style:style>
    <style:style style:name="P8" style:family="paragraph" style:parent-style-name="Standard" style:list-style-name="L3">
      <style:text-properties style:font-name="Arial" officeooo:rsid="0002a961" officeooo:paragraph-rsid="0007bdee"/>
    </style:style>
    <style:style style:name="P9" style:family="paragraph" style:parent-style-name="Standard" style:list-style-name="L2">
      <style:text-properties style:font-name="Arial" officeooo:rsid="00048579" officeooo:paragraph-rsid="00048579"/>
    </style:style>
    <style:style style:name="P10" style:family="paragraph" style:parent-style-name="Standard" style:list-style-name="L3">
      <style:text-properties style:font-name="Arial" officeooo:rsid="000ab4f8" officeooo:paragraph-rsid="000ab4f8"/>
    </style:style>
    <style:style style:name="P11" style:family="paragraph" style:parent-style-name="Standard" style:list-style-name="L3">
      <style:text-properties style:font-name="Arial" officeooo:rsid="0006255e" officeooo:paragraph-rsid="0006255e"/>
    </style:style>
    <style:style style:name="P12" style:family="paragraph" style:parent-style-name="Standard" style:list-style-name="L1">
      <style:text-properties style:font-name="Arial" officeooo:rsid="000bfd42" officeooo:paragraph-rsid="000bfd42"/>
    </style:style>
    <style:style style:name="T1" style:family="text">
      <style:text-properties officeooo:rsid="0007bdee"/>
    </style:style>
    <style:style style:name="T2" style:family="text">
      <style:text-properties officeooo:rsid="00569e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vital Sternin</text:p>
      <text:p text:style-name="P2">PhD progress summary</text:p>
      <text:p text:style-name="P2"/>
      <text:p text:style-name="P1">Music and Memory fMRI project</text:p>
      <text:list xml:id="list2964599501" text:style-name="L1">
        <text:list-item>
          <text:p text:style-name="P4">BOLD data – analysis underway</text:p>
          <text:list>
            <text:list-item>
              <text:p text:style-name="P4">timeline: to be written up this summer?</text:p>
            </text:list-item>
            <text:list-item>
              <text:p text:style-name="P12">Submit abstract to SFN – May 3</text:p>
            </text:list-item>
          </text:list>
        </text:list-item>
        <text:list-item>
          <text:p text:style-name="P4">Synchrony </text:p>
          <text:list>
            <text:list-item>
              <text:p text:style-name="P5"><text:span text:style-name="T1">how to run the</text:span> synchronization analysis?</text:p>
            </text:list-item>
          </text:list>
        </text:list-item>
        <text:list-item>
          <text:p text:style-name="P4">Based on results – next steps:</text:p>
          <text:list>
            <text:list-item>
              <text:p text:style-name="P4">run a healthy older adult group on the same training paradigm</text:p>
            </text:list-item>
            <text:list-item>
              <text:p text:style-name="P4">run a group of early Alzheimer’s patients – Loretta has connections to neurologists at Parkwood that are willing to help us with patients</text:p>
              <text:list>
                <text:list-item>
                  <text:p text:style-name="P4">ethics</text:p>
                </text:list-item>
                <text:list-item>
                  <text:p text:style-name="P4">how to modify the paradigm to a one session study</text:p>
                </text:list-item>
              </text:list>
            </text:list-item>
          </text:list>
        </text:list-item>
        <text:list-item>
          <text:p text:style-name="P3">Once ISC data on music is available – contact Ed Lalor about how the fMRI <text:span text:style-name="T2">results relate to the data he and his student collected</text:span></text:p>
        </text:list-item>
      </text:list>
      <text:p text:style-name="P1"/>
      <text:p text:style-name="P1">CBS </text:p>
      <text:list xml:id="list1306849293" text:style-name="L2">
        <text:list-item>
          <text:p text:style-name="P9">Participants</text:p>
          <text:list>
            <text:list-item>
              <text:p text:style-name="P6">35 people from Christie Gardens collected</text:p>
            </text:list-item>
            <text:list-item>
              <text:p text:style-name="P6">5 people scheduled on April 12</text:p>
            </text:list-item>
            <text:list-item>
              <text:p text:style-name="P6">Looking to schedule another ~10</text:p>
              <text:list>
                <text:list-item>
                  <text:p text:style-name="P6">working on recruitment</text:p>
                </text:list-item>
              </text:list>
            </text:list-item>
          </text:list>
        </text:list-item>
        <text:list-item>
          <text:p text:style-name="P6">Poster accepted at “Promoting Healthy Brain Aging and Preventing Dementia Research”</text:p>
          <text:list>
            <text:list-item>
              <text:p text:style-name="P6">Alberta in June</text:p>
            </text:list-item>
          </text:list>
        </text:list-item>
        <text:list-item>
          <text:p text:style-name="P6">Adrian mentioned Dr. Hachinski is interested in CBS/Dementia?</text:p>
        </text:list-item>
      </text:list>
      <text:p text:style-name="P1"/>
      <text:p text:style-name="P1">Other</text:p>
      <text:list xml:id="list1016608985" text:style-name="L3">
        <text:list-item>
          <text:p text:style-name="P7">Analyze synchronization data from 4 different audio clips</text:p>
          <text:list>
            <text:list-item>
              <text:p text:style-name="P7"><text:span text:style-name="T1">how to run the</text:span> synchronization analysis?</text:p>
            </text:list-item>
            <text:list-item>
              <text:p text:style-name="P7">Collaboration with Mor Regev? </text:p>
            </text:list-item>
            <text:list-item>
              <text:p text:style-name="P10">Adrian and I will Skype with Mor next week (hopefully)</text:p>
            </text:list-item>
          </text:list>
        </text:list-item>
      </text:list>
      <text:p text:style-name="P1"/>
      <text:list xml:id="list85125577548947" text:continue-numbering="true" text:style-name="L3">
        <text:list-item>
          <text:p text:style-name="P7">Analyze patient movie data </text:p>
          <text:list>
            <text:list-item>
              <text:p text:style-name="P8"><text:span text:style-name="T1">how to run the</text:span> synchronization analysis?</text:p>
              <text:p text:style-name="P7"/>
            </text:list-item>
          </text:list>
        </text:list-item>
        <text:list-item>
          <text:p text:style-name="P7">EEG speech data</text:p>
          <text:list>
            <text:list-item>
              <text:p text:style-name="P7">great meeting in Montreal</text:p>
            </text:list-item>
            <text:list-item>
              <text:p text:style-name="P7">Bobby and I were going to take another stab based on the comments that came after the talk</text:p>
              <text:p text:style-name="P7"/>
            </text:list-item>
          </text:list>
        </text:list-item>
        <text:list-item>
          <text:p text:style-name="P11">Synchrony in EEG to the Hitchcock movie in older adults</text:p>
          <text:list>
            <text:list-item>
              <text:p text:style-name="P11">Applied for WiCSC $1500 grant with Dr. Karen Campbell at Brock</text:p>
              <text:p text:style-name="P11"/>
            </text:list-item>
          </text:list>
        </text:list-item>
        <text:list-item>
          <text:p text:style-name="P7">Beat Perception Validation Project – Honours thes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9:10:46.683179709</meta:creation-date>
    <meta:editing-duration>PT15M12S</meta:editing-duration>
    <meta:editing-cycles>4</meta:editing-cycles>
    <meta:generator>LibreOffice/5.3.7.2$Windows_X86_64 LibreOffice_project/6b8ed514a9f8b44d37a1b96673cbbdd077e24059</meta:generator>
    <dc:date>2018-03-29T08:51:24.595000000</dc:date>
    <meta:document-statistic meta:table-count="0" meta:image-count="0" meta:object-count="0" meta:page-count="1" meta:paragraph-count="39" meta:word-count="276" meta:character-count="1507" meta:non-whitespace-character-count="1291"/>
  </office:meta>
</office:document-meta>
</file>